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Replacements/Object 16" manifest:media-type=""/>
  <manifest:file-entry manifest:full-path="ObjectReplacements/Object 22" manifest:media-type=""/>
  <manifest:file-entry manifest:full-path="ObjectReplacements/Object 63" manifest:media-type="application/x-openoffice-gdimetafile;windows_formatname=&quot;GDIMetaFile&quot;"/>
  <manifest:file-entry manifest:full-path="ObjectReplacements/Object 48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Replacements/Object 67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4132in" fo:margin-top="0in" fo:margin-bottom="0in" style:page-number="auto" table:align="center" style:writing-mode="lr-tb"/>
    </style:style>
    <style:style style:name="Table1.A" style:family="table-column">
      <style:table-column-properties style:column-width="1.1292in"/>
    </style:style>
    <style:style style:name="Table1.B" style:family="table-column">
      <style:table-column-properties style:column-width="0.9153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0.9674in"/>
    </style:style>
    <style:style style:name="Table1.E" style:family="table-column">
      <style:table-column-properties style:column-width="0.6097in"/>
    </style:style>
    <style:style style:name="Table1.F" style:family="table-column">
      <style:table-column-properties style:column-width="0.8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4c6e7" fo:padding-left="0.0785in" fo:padding-right="0.075in" fo:padding-top="0in" fo:padding-bottom="0in" fo:border-left="0.5pt solid #00000a" fo:border-right="none" fo:border-top="0.5pt solid #00000a" fo:border-bottom="none">
        <style:background-image/>
      </style:table-cell-properties>
    </style:style>
    <style:style style:name="Table1.B1" style:family="table-cell">
      <style:table-cell-properties style:vertical-align="middle" fo:background-color="#b4c6e7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.F1" style:family="table-cell">
      <style:table-cell-properties style:vertical-align="middle" fo:background-color="#b4c6e7" fo:padding-left="0.0785in" fo:padding-right="0.075in" fo:padding-top="0in" fo:padding-bottom="0in" fo:border-left="none" fo:border-right="0.5pt solid #00000a" fo:border-top="0.5pt solid #00000a" fo:border-bottom="none">
        <style:background-image/>
      </style:table-cell-properties>
    </style:style>
    <style:style style:name="Table1.A2" style:family="table-cell">
      <style:table-cell-properties style:vertical-align="middle" fo:background-color="#d0cece" fo:padding-left="0.078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d0cece" fo:padding-left="0.0785in" fo:padding-right="0.075in" fo:padding-top="0in" fo:padding-bottom="0in" fo:border="none">
        <style:background-image/>
      </style:table-cell-properties>
    </style:style>
    <style:style style:name="Table1.F2" style:family="table-cell">
      <style:table-cell-properties style:vertical-align="middle" fo:background-color="#d0cece" fo:padding-left="0.078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3" style:family="table-cell">
      <style:table-cell-properties style:vertical-align="middle" fo:padding-left="0.0785in" fo:padding-right="0.075in" fo:padding-top="0in" fo:padding-bottom="0in" fo:border-left="0.5pt solid #00000a" fo:border-right="none" fo:border-top="none" fo:border-bottom="none"/>
    </style:style>
    <style:style style:name="Table1.B3" style:family="table-cell">
      <style:table-cell-properties style:vertical-align="middle" fo:padding-left="0.0785in" fo:padding-right="0.075in" fo:padding-top="0in" fo:padding-bottom="0in" fo:border="none"/>
    </style:style>
    <style:style style:name="Table1.C3" style:family="table-cell">
      <style:table-cell-properties style:vertical-align="middle" fo:padding-left="0.0785in" fo:padding-right="0.075in" fo:padding-top="0in" fo:padding-bottom="0in" fo:border="none"/>
    </style:style>
    <style:style style:name="Table1.D3" style:family="table-cell">
      <style:table-cell-properties style:vertical-align="middle" fo:padding-left="0.0785in" fo:padding-right="0.075in" fo:padding-top="0in" fo:padding-bottom="0in" fo:border="none"/>
    </style:style>
    <style:style style:name="Table1.E3" style:family="table-cell">
      <style:table-cell-properties style:vertical-align="middle" fo:padding-left="0.0785in" fo:padding-right="0.075in" fo:padding-top="0in" fo:padding-bottom="0in" fo:border="none"/>
    </style:style>
    <style:style style:name="Table1.F3" style:family="table-cell">
      <style:table-cell-properties style:vertical-align="middle" fo:padding-left="0.0785in" fo:padding-right="0.075in" fo:padding-top="0in" fo:padding-bottom="0in" fo:border-left="none" fo:border-right="0.5pt solid #00000a" fo:border-top="none" fo:border-bottom="none"/>
    </style:style>
    <style:style style:name="Table1.A5" style:family="table-cell">
      <style:table-cell-properties style:vertical-align="middle" fo:padding-left="0.0785in" fo:padding-right="0.075in" fo:padding-top="0in" fo:padding-bottom="0in" fo:border-left="0.5pt solid #00000a" fo:border-right="none" fo:border-top="none" fo:border-bottom="0.5pt solid #00000a"/>
    </style:style>
    <style:style style:name="Table1.B5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C5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D5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E5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F5" style:family="table-cell">
      <style:table-cell-properties style:vertical-align="middle" fo:padding-left="0.0785in" fo:padding-right="0.075in" fo:padding-top="0in" fo:padding-bottom="0in" fo:border-left="none" fo:border-right="0.5pt solid #00000a" fo:border-top="none" fo:border-bottom="0.5pt solid #00000a"/>
    </style:style>
    <style:style style:name="Table2" style:family="table">
      <style:table-properties style:width="9.559in" fo:margin-left="0in" fo:margin-top="0in" fo:margin-bottom="0in" table:align="left" style:writing-mode="lr-tb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1.2507in"/>
    </style:style>
    <style:style style:name="Table2.C" style:family="table-column">
      <style:table-column-properties style:column-width="2.0625in"/>
    </style:style>
    <style:style style:name="Table2.D" style:family="table-column">
      <style:table-column-properties style:column-width="1.7507in"/>
    </style:style>
    <style:style style:name="Table2.E" style:family="table-column">
      <style:table-column-properties style:column-width="1.75in"/>
    </style:style>
    <style:style style:name="Table2.F" style:family="table-column">
      <style:table-column-properties style:column-width="1.8111in"/>
    </style:style>
    <style:style style:name="Table2.1" style:family="table-row">
      <style:table-row-properties style:min-row-height="0.6889in" fo:keep-together="auto"/>
    </style:style>
    <style:style style:name="Table2.A1" style:family="table-cell">
      <style:table-cell-properties style:vertical-align="middle" fo:background-color="#b4c6e7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2.2" style:family="table-row">
      <style:table-row-properties style:min-row-height="0.234in" fo:keep-together="auto"/>
    </style:style>
    <style:style style:name="Table2.A2" style:family="table-cell">
      <style:table-cell-properties style:vertical-align="middle" fo:background-color="#d0cece" fo:padding-left="0.078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2.3" style:family="table-row">
      <style:table-row-properties style:min-row-height="0.4292in" fo:keep-together="auto"/>
    </style:style>
    <style:style style:name="Table2.A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B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C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D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E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F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4" style:family="table-row">
      <style:table-row-properties style:min-row-height="0.416in" fo:keep-together="auto"/>
    </style:style>
    <style:style style:name="Table2.A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B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D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F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6" style:family="table-row">
      <style:table-row-properties style:min-row-height="0.2208in" fo:keep-together="auto"/>
    </style:style>
    <style:style style:name="Table2.A6" style:family="table-cell">
      <style:table-cell-properties style:vertical-align="middle" fo:background-color="#d0cece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officeooo:paragraph-rsid="000e80f8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e80f8"/>
    </style:style>
    <style:style style:name="T1" style:family="text">
      <style:text-properties style:font-name="Calibri" style:font-name-asian="Calibri1" style:font-name-complex="Times New Roman"/>
    </style:style>
    <style:style style:name="T2" style:family="text">
      <style:text-properties style:font-name-asian="F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Number of</text:p>
            <text:p text:style-name="P2">Wrapped Loops</text:p>
          </table:table-cell>
          <table:table-cell table:style-name="Table1.B1" office:value-type="string">
            <text:p text:style-name="P2">Assignment:</text:p>
            <text:p text:style-name="P2">int i = 0;</text:p>
          </table:table-cell>
          <table:table-cell table:style-name="Table1.B1" office:value-type="string">
            <text:p text:style-name="P2">Conditional:</text:p>
            <text:p text:style-name="P2">i &lt; n;</text:p>
          </table:table-cell>
          <table:table-cell table:style-name="Table1.B1" office:value-type="string">
            <text:p text:style-name="P2">Incrementor:</text:p>
            <text:p text:style-name="P2">i++;</text:p>
          </table:table-cell>
          <table:table-cell table:style-name="Table1.B1" office:value-type="string">
            <text:p text:style-name="P2">“Jump”</text:p>
            <text:p text:style-name="P2"/>
          </table:table-cell>
          <table:table-cell table:style-name="Table1.F1" office:value-type="string">
            <text:p text:style-name="P2">Inner Block:</text:p>
            <text:p text:style-name="P2">sum += 1;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B2" office:value-type="string">
            <text:p text:style-name="P2"><draw:frame draw:style-name="fr1" text:anchor-type="as-char" svg:width="0.0835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3339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1366in" svg:height="0.1839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1366in" svg:height="0.1839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F2" office:value-type="string">
            <text:p text:style-name="P2"><draw:frame draw:style-name="fr1" text:anchor-type="as-char" svg:width="0.1366in" svg:height="0.1839in" draw:z-index="4"><draw:object xlink:href="./Object 10" xlink:type="simple" xlink:show="embed" xlink:actuate="onLoad"/><draw:image xlink:href="./ObjectReplacements/Object 10" xlink:type="simple" xlink:show="embed" xlink:actuate="onLoad"/></draw:frame><text:bookmark text:name="_GoBack"/></text:p>
          </table:table-cell>
        </table:table-row>
        <table:table-row table:style-name="Table1.1">
          <table:table-cell table:style-name="Table1.A3" office:value-type="string">
            <text:p text:style-name="P2">1</text:p>
          </table:table-cell>
          <table:table-cell table:style-name="Table1.B3" office:value-type="string">
            <text:p text:style-name="P2"><draw:frame draw:style-name="fr1" text:anchor-type="as-char" svg:width="0.1366in" svg:height="0.1839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C3" office:value-type="string">
            <text:p text:style-name="P2"><draw:frame draw:style-name="fr1" text:anchor-type="as-char" svg:width="0.4374in" svg:height="0.2075in" draw:z-index="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D3" office:value-type="string">
            <text:p text:style-name="P2"><draw:frame draw:style-name="fr1" text:anchor-type="as-char" svg:width="0.1866in" svg:height="0.2075in" draw:z-index="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E3" office:value-type="string">
            <text:p text:style-name="P2"><draw:frame draw:style-name="fr1" text:anchor-type="as-char" svg:width="0.1866in" svg:height="0.2075in" draw:z-index="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F3" office:value-type="string">
            <text:p text:style-name="P2"><draw:frame draw:style-name="fr1" text:anchor-type="as-char" svg:width="0.1866in" svg:height="0.2075in" draw:z-index="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<draw:frame draw:style-name="fr1" text:anchor-type="as-char" svg:width="0.1866in" svg:height="0.2075in" draw:z-index="1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489in" svg:height="0.2075in" draw:z-index="1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1874in" svg:height="0.2075in" draw:z-index="1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B2" office:value-type="string">
            <text:p text:style-name="P2"><draw:frame draw:style-name="fr1" text:anchor-type="as-char" svg:width="0.1874in" svg:height="0.2075in" draw:z-index="13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F2" office:value-type="string">
            <text:p text:style-name="P2"><draw:frame draw:style-name="fr1" text:anchor-type="as-char" svg:width="0.1874in" svg:height="0.2075in" draw:z-index="14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1.1">
          <table:table-cell table:style-name="Table1.A5" office:value-type="string">
            <text:p text:style-name="P2">…</text:p>
          </table:table-cell>
          <table:table-cell table:style-name="Table1.B5" office:value-type="string">
            <text:p text:style-name="P2"><text:span text:style-name="T1">…</text:span></text:p>
          </table:table-cell>
          <table:table-cell table:style-name="Table1.C5" office:value-type="string">
            <text:p text:style-name="P2"><text:span text:style-name="T1">…</text:span></text:p>
          </table:table-cell>
          <table:table-cell table:style-name="Table1.D5" office:value-type="string">
            <text:p text:style-name="P2"><text:span text:style-name="T1">…</text:span></text:p>
          </table:table-cell>
          <table:table-cell table:style-name="Table1.E5" office:value-type="string">
            <text:p text:style-name="P2"><text:span text:style-name="T1">…</text:span></text:p>
          </table:table-cell>
          <table:table-cell table:style-name="Table1.F5" office:value-type="string">
            <text:p text:style-name="P2"><text:span text:style-name="T1">…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Number of</text:p>
            <text:p text:style-name="P2">Wrapped Loops</text:p>
          </table:table-cell>
          <table:table-cell table:style-name="Table2.A1" office:value-type="string">
            <text:p text:style-name="P2">Assignment:</text:p>
            <text:p text:style-name="P2">int i = j;</text:p>
          </table:table-cell>
          <table:table-cell table:style-name="Table2.A1" office:value-type="string">
            <text:p text:style-name="P2">Conditional:</text:p>
            <text:p text:style-name="P2">i &lt; n;</text:p>
          </table:table-cell>
          <table:table-cell table:style-name="Table2.A1" office:value-type="string">
            <text:p text:style-name="P2">Incrementor:</text:p>
            <text:p text:style-name="P2">i++;</text:p>
          </table:table-cell>
          <table:table-cell table:style-name="Table2.A1" office:value-type="string">
            <text:p text:style-name="P2">“Jump”</text:p>
            <text:p text:style-name="P2"/>
          </table:table-cell>
          <table:table-cell table:style-name="Table2.A1" office:value-type="string">
            <text:p text:style-name="P2">Inner Block:</text:p>
            <text:p text:style-name="P2">sum += 1;</text:p>
          </table:table-cell>
        </table:table-row>
        <table:table-row table:style-name="Table2.2"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<draw:frame draw:style-name="fr1" text:anchor-type="as-char" svg:width="0.0835in" svg:height="0.1839in" draw:z-index="3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2.A2" office:value-type="string">
            <text:p text:style-name="P2"><draw:frame draw:style-name="fr1" text:anchor-type="as-char" svg:width="0.3339in" svg:height="0.1839in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2.A2" office:value-type="string">
            <text:p text:style-name="P2"><draw:frame draw:style-name="fr1" text:anchor-type="as-char" svg:width="0.1366in" svg:height="0.1839in" draw:z-index="3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2.A2" office:value-type="string">
            <text:p text:style-name="P2"><draw:frame draw:style-name="fr1" draw:name="Object1" text:anchor-type="as-char" svg:width="0.1366in" svg:height="0.1839in" draw:z-index="2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A2" office:value-type="string">
            <text:p text:style-name="P2"><draw:frame draw:style-name="fr1" draw:name="Object5" text:anchor-type="as-char" svg:width="0.1366in" svg:height="0.1839in" draw:z-index="2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 table:style-name="Table2.3">
          <table:table-cell table:style-name="Table2.A3" office:value-type="string">
            <text:p text:style-name="P2">1</text:p>
          </table:table-cell>
          <table:table-cell table:style-name="Table2.B3" office:value-type="string">
            <text:p text:style-name="P2"><draw:frame draw:style-name="fr2" text:anchor-type="as-char" svg:y="-0.1484in" svg:width="0.2945in" svg:height="0.1839in" draw:z-index="35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2.C3" office:value-type="string">
            <text:p text:style-name="P2"><draw:frame draw:style-name="fr2" text:anchor-type="as-char" svg:y="-0.2437in" svg:width="1.0535in" svg:height="0.3929in" draw:z-index="3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2.D3" office:value-type="string">
            <text:p text:style-name="P2"><draw:frame draw:style-name="fr2" text:anchor-type="as-char" svg:y="-0.2437in" svg:width="0.611in" svg:height="0.3929in" draw:z-index="3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2.E3" office:value-type="string">
            <text:p text:style-name="P2"><draw:frame draw:style-name="fr2" draw:name="Object2" text:anchor-type="as-char" svg:y="-0.2437in" svg:width="0.611in" svg:height="0.3929in" draw:z-index="2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2.F3" office:value-type="string">
            <text:p text:style-name="P2"><draw:frame draw:style-name="fr2" draw:name="Object6" text:anchor-type="as-char" svg:y="-0.2437in" svg:width="0.611in" svg:height="0.3929in" draw:z-index="2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2.4"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<draw:frame draw:style-name="fr2" text:anchor-type="as-char" svg:y="-0.2437in" svg:width="0.611in" svg:height="0.3929in" draw:z-index="3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2.A2" office:value-type="string">
            <text:p text:style-name="P2"><draw:frame draw:style-name="fr2" text:anchor-type="as-char" svg:y="-0.2437in" svg:width="1.7799in" svg:height="0.3929in" draw:z-index="3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2.A2" office:value-type="string">
            <text:p text:style-name="P2"><draw:frame draw:style-name="fr2" text:anchor-type="as-char" svg:y="-0.2437in" svg:width="1.0543in" svg:height="0.3929in" draw:z-index="4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Object3" text:anchor-type="as-char" svg:y="-0.2437in" svg:width="1.0543in" svg:height="0.3929in" draw:z-index="2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2.A2" office:value-type="string">
            <text:p text:style-name="P2"><draw:frame draw:style-name="fr2" draw:name="Object7" text:anchor-type="as-char" svg:y="-0.2437in" svg:width="1.0543in" svg:height="0.3929in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</table:table-row>
        <table:table-row table:style-name="Table2.2">
          <table:table-cell table:style-name="Table2.A5" office:value-type="string">
            <text:p text:style-name="P2">3</text:p>
          </table:table-cell>
          <table:table-cell table:style-name="Table2.B5" office:value-type="string">
            <text:p text:style-name="P2"><draw:frame draw:style-name="fr2" text:anchor-type="as-char" svg:y="-0.2437in" svg:width="1.0543in" svg:height="0.3929in" draw:z-index="41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2.C5" office:value-type="string">
            <text:p text:style-name="P2"><draw:frame draw:style-name="fr2" text:anchor-type="as-char" svg:y="-0.2437in" svg:width="1.4984in" svg:height="0.3929in" draw:z-index="42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2"><draw:frame draw:style-name="fr2" text:anchor-type="as-char" svg:y="-0.2437in" svg:width="1.1598in" svg:height="0.3929in" draw:z-index="43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2.D5" office:value-type="string">
            <text:p text:style-name="P2"><draw:frame draw:style-name="fr2" text:anchor-type="as-char" svg:y="-0.2437in" svg:width="1.4984in" svg:height="0.3929in" draw:z-index="44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2.E5" office:value-type="string">
            <text:p text:style-name="P2"><draw:frame draw:style-name="fr2" draw:name="Object4" text:anchor-type="as-char" svg:y="-0.2437in" svg:width="1.4984in" svg:height="0.3929in" draw:z-index="2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2.F5" office:value-type="string">
            <text:p text:style-name="P2"><draw:frame draw:style-name="fr2" draw:name="Object8" text:anchor-type="as-char" svg:y="-0.2437in" svg:width="1.4984in" svg:height="0.3929in" draw:z-index="31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</table:table-row>
        <table:table-row table:style-name="Table2.6">
          <table:table-cell table:style-name="Table2.A6" office:value-type="string">
            <text:p text:style-name="P2">…</text:p>
          </table:table-cell>
          <table:table-cell table:style-name="Table2.A6" office:value-type="string">
            <text:p text:style-name="P2">…</text:p>
          </table:table-cell>
          <table:table-cell table:style-name="Table2.A6" office:value-type="string">
            <text:p text:style-name="P2">…</text:p>
          </table:table-cell>
          <table:table-cell table:style-name="Table2.A6" office:value-type="string">
            <text:p text:style-name="P2">…</text:p>
          </table:table-cell>
          <table:table-cell table:style-name="Table2.A6" office:value-type="string">
            <text:p text:style-name="P2">…</text:p>
          </table:table-cell>
          <table:table-cell table:style-name="Table2.A6" office:value-type="string">
            <text:p text:style-name="P2">…</text:p>
          </table:table-cell>
        </table:table-row>
      </table:table>
      <text:p text:style-name="Standard"/>
      <text:p text:style-name="Standard"/>
      <text:p text:style-name="Standard"><draw:frame draw:style-name="fr1" text:anchor-type="as-char" svg:width="0.628in" svg:height="0.4161in" draw:z-index="15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</meta:initial-creator>
    <meta:editing-cycles>3</meta:editing-cycles>
    <meta:creation-date>2018-01-22T07:11:00</meta:creation-date>
    <dc:date>2018-01-27T17:55:55.728465671</dc:date>
    <meta:editing-duration>PT2H16M33S</meta:editing-duration>
    <meta:generator>LibreOffice/5.4.4.2$Linux_X86_64 LibreOffice_project/2524958677847fb3bb44820e40380acbe820f960</meta:generator>
    <meta:document-statistic meta:table-count="2" meta:image-count="0" meta:object-count="37" meta:page-count="1" meta:paragraph-count="78" meta:word-count="61" meta:character-count="227" meta:non-whitespace-character-count="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</mrow>
    <annotation encoding="StarMath 5.0">{N} over {1} ∙ {N+1} over {2}</annotation>
  </semantics>
</math>
</file>

<file path=Object 11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frac>
        <mrow>
          <mi>N</mi>
          <mo stretchy="false">+</mo>
          <mn>2</mn>
        </mrow>
        <mn>3</mn>
      </mfrac>
    </mrow>
    <annotation encoding="StarMath 5.0">{N} over {1} ∙ {N+1} over {2} ∙ {N+2} over {3}</annotation>
  </semantics>
</math>
</file>

<file path=Object 14/content.xml><?xml version="1.0" encoding="utf-8"?>
<math xmlns="http://www.w3.org/1998/Math/MathML" display="block">
  <semantics>
    <mrow>
      <msup>
        <mi>N</mi>
        <mn>2</mn>
      </msup>
      <mo stretchy="false">+</mo>
      <mi>N</mi>
    </mrow>
    <annotation encoding="StarMath 5.0">{N} ^ {2} +N</annotation>
  </semantics>
</math>
</file>

<file path=Object 16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2/content.xml><?xml version="1.0" encoding="utf-8"?>
<math xmlns="http://www.w3.org/1998/Math/MathML" display="block">
  <semantics>
    <mrow>
      <mfrac>
        <mi>N</mi>
        <mn>1</mn>
      </mfrac>
      <mi>∙</mi>
      <mstyle color="red">
        <mfrac>
          <mrow>
            <mi>N</mi>
            <mo stretchy="false">+</mo>
            <mn>1</mn>
          </mrow>
          <mn>2</mn>
        </mfrac>
      </mstyle>
    </mrow>
    <annotation encoding="StarMath 5.0">{N} over {1} ∙ color red{{N+1} over {2}}</annotation>
  </semantics>
</math>
</file>

<file path=Object 22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3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style color="red">
        <mrow>
          <mfrac>
            <mrow>
              <mi>N</mi>
              <mo stretchy="false">+</mo>
              <mn>2</mn>
            </mrow>
            <mn>3</mn>
          </mfrac>
          <mrow/>
        </mrow>
      </mstyle>
    </mrow>
    <annotation encoding="StarMath 5.0">{N} over {1} ∙ {N+1} over {2} ∙ color red{{N+2} over {3}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frac>
        <mi>N</mi>
        <mn>1</mn>
      </mfrac>
      <mi>∙</mi>
      <mstyle color="red">
        <mfrac>
          <mrow>
            <mi>N</mi>
            <mo stretchy="false">+</mo>
            <mn>1</mn>
          </mrow>
          <mn>2</mn>
        </mfrac>
      </mstyle>
    </mrow>
    <annotation encoding="StarMath 5.0">{N} over {1} ∙ color red{{N+1} over {2}}</annotation>
  </semantics>
</math>
</file>

<file path=Object 54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row>
        <mstyle color="red">
          <mfrac>
            <mrow>
              <mi>N</mi>
              <mo stretchy="false">+</mo>
              <mn>2</mn>
            </mrow>
            <mn>3</mn>
          </mfrac>
        </mstyle>
        <mo stretchy="false">+</mo>
        <mfrac>
          <mi>N</mi>
          <mn>1</mn>
        </mfrac>
      </mrow>
      <mi>∙</mi>
      <mstyle color="red">
        <mfrac>
          <mrow>
            <mi>N</mi>
            <mo stretchy="false">+</mo>
            <mn>1</mn>
          </mrow>
          <mn>2</mn>
        </mfrac>
      </mstyle>
    </mrow>
    <annotation encoding="StarMath 5.0">{N} over {1} ∙ {N+1} over {2} ∙ color red{{N+2} over {3}} +  {N} over {1} ∙ color red{{N+1} over {2}}</annotation>
  </semantics>
</math>
</file>

<file path=Object 56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style color="red">
        <mfrac>
          <mrow>
            <mi>N</mi>
            <mo stretchy="false">+</mo>
            <mn>2</mn>
          </mrow>
          <mn>3</mn>
        </mfrac>
      </mstyle>
    </mrow>
    <annotation encoding="StarMath 5.0">{N} over {1} ∙ {N+1} over {2} ∙ color red{{N+2} over {3}}</annotation>
  </semantics>
</math>
</file>

<file path=Object 58/content.xml><?xml version="1.0" encoding="utf-8"?>
<math xmlns="http://www.w3.org/1998/Math/MathML" display="block">
  <semantics>
    <mrow>
      <mfrac>
        <mi>N</mi>
        <mn>1</mn>
      </mfrac>
      <mi>∙</mi>
      <mstyle color="red">
        <mfrac>
          <mrow>
            <mi>N</mi>
            <mo stretchy="false">+</mo>
            <mn>1</mn>
          </mrow>
          <mn>2</mn>
        </mfrac>
      </mstyle>
    </mrow>
    <annotation encoding="StarMath 5.0">{N} over {1} ∙ color red{{N+1} over {2}}</annotation>
  </semantics>
</math>
</file>

<file path=Object 60/content.xml><?xml version="1.0" encoding="utf-8"?>
<math xmlns="http://www.w3.org/1998/Math/MathML" display="block">
  <semantics>
    <mrow>
      <mfrac>
        <mi>N</mi>
        <mn>1</mn>
      </mfrac>
      <mi>∙</mi>
      <mstyle color="red">
        <mfrac>
          <mrow>
            <mi>N</mi>
            <mo stretchy="false">+</mo>
            <mn>1</mn>
          </mrow>
          <mn>2</mn>
        </mfrac>
      </mstyle>
    </mrow>
    <annotation encoding="StarMath 5.0">{N} over {1} ∙ color red{{N+1} over {2}}</annotation>
  </semantics>
</math>
</file>

<file path=Object 62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style color="red">
        <mfrac>
          <mrow>
            <mi>N</mi>
            <mo stretchy="false">+</mo>
            <mn>2</mn>
          </mrow>
          <mn>3</mn>
        </mfrac>
      </mstyle>
    </mrow>
    <annotation encoding="StarMath 5.0">{N} over {1} ∙ {N+1} over {2} ∙ color red{{N+2} over {3}}</annotation>
  </semantics>
</math>
</file>

<file path=Object 64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frac>
        <mrow>
          <mi>N</mi>
          <mo stretchy="false">+</mo>
          <mn>2</mn>
        </mrow>
        <mn>3</mn>
      </mfrac>
      <mi>∙</mi>
      <mstyle color="red">
        <mfrac>
          <mrow>
            <mi>N</mi>
            <mo stretchy="false">+</mo>
            <mn>3</mn>
          </mrow>
          <mn>4</mn>
        </mfrac>
      </mstyle>
    </mrow>
    <annotation encoding="StarMath 5.0">{N} over {1} ∙ {N+1} over {2} ∙ {N+2} over {3} ∙ color red{{N+3} over {4}}</annotation>
  </semantics>
</math>
</file>

<file path=Object 66/content.xml><?xml version="1.0" encoding="utf-8"?>
<math xmlns="http://www.w3.org/1998/Math/MathML" display="block">
  <semantics>
    <mrow>
      <mrow>
        <mo stretchy="false">+</mo>
        <mfrac>
          <mi>N</mi>
          <mn>1</mn>
        </mfrac>
      </mrow>
      <mi>∙</mi>
      <mfrac>
        <mrow>
          <mi>N</mi>
          <mo stretchy="false">+</mo>
          <mn>1</mn>
        </mrow>
        <mn>2</mn>
      </mfrac>
      <mi>∙</mi>
      <mstyle color="red">
        <mfrac>
          <mrow>
            <mi>N</mi>
            <mo stretchy="false">+</mo>
            <mn>2</mn>
          </mrow>
          <mn>3</mn>
        </mfrac>
      </mstyle>
    </mrow>
    <annotation encoding="StarMath 5.0">+   {{N} over {1}} ∙ {N+1} over {2} ∙ color red{{N+2} over {3}}</annotation>
  </semantics>
</math>
</file>

<file path=Object 68/content.xml><?xml version="1.0" encoding="utf-8"?>
<math xmlns="http://www.w3.org/1998/Math/MathML" display="block">
  <semantics>
    <mrow>
      <mfrac>
        <mi>N</mi>
        <mn>1</mn>
      </mfrac>
      <mi>∙</mi>
      <mfrac>
        <mrow>
          <mi>N</mi>
          <mo stretchy="false">+</mo>
          <mn>1</mn>
        </mrow>
        <mn>2</mn>
      </mfrac>
      <mi>∙</mi>
      <mfrac>
        <mrow>
          <mi>N</mi>
          <mo stretchy="false">+</mo>
          <mn>2</mn>
        </mrow>
        <mn>3</mn>
      </mfrac>
      <mi>∙</mi>
      <mstyle color="red">
        <mfrac>
          <mrow>
            <mi>N</mi>
            <mo stretchy="false">+</mo>
            <mn>3</mn>
          </mrow>
          <mn>4</mn>
        </mfrac>
      </mstyle>
    </mrow>
    <annotation encoding="StarMath 5.0">{N} over {1} ∙ {N+1} over {2} ∙ {N+2} over {3} ∙ color red{{N+3} over {4}}</annotation>
  </semantics>
</math>
</file>